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">
      <style:paragraph-properties fo:margin-top="0cm" fo:margin-bottom="0cm" loext:contextual-spacing="false"/>
    </style:style>
    <style:style style:name="P11" style:family="paragraph" style:parent-style-name="Text_20_body" style:list-style-name="L2">
      <style:paragraph-properties fo:margin-top="0cm" fo:margin-bottom="0cm" loext:contextual-spacing="false"/>
    </style:style>
    <style:style style:name="P12" style:family="paragraph" style:parent-style-name="Text_20_body" style:list-style-name="L3">
      <style:paragraph-properties fo:margin-top="0cm" fo:margin-bottom="0cm" loext:contextual-spacing="false"/>
    </style:style>
    <style:style style:name="P13" style:family="paragraph" style:parent-style-name="Text_20_body" style:list-style-name="L4">
      <style:paragraph-properties fo:margin-top="0cm" fo:margin-bottom="0cm" loext:contextual-spacing="false"/>
    </style:style>
    <style:style style:name="P14" style:family="paragraph" style:parent-style-name="Text_20_body" style:list-style-name="L5">
      <style:paragraph-properties fo:margin-top="0cm" fo:margin-bottom="0cm" loext:contextual-spacing="false"/>
    </style:style>
    <style:style style:name="P15" style:family="paragraph" style:parent-style-name="Text_20_body" style:list-style-name="L6">
      <style:paragraph-properties fo:margin-top="0cm" fo:margin-bottom="0cm" loext:contextual-spacing="false"/>
    </style:style>
    <style:style style:name="P16" style:family="paragraph" style:parent-style-name="Text_20_body" style:list-style-name="L7">
      <style:paragraph-properties fo:margin-top="0cm" fo:margin-bottom="0cm" loext:contextual-spacing="false"/>
    </style:style>
    <style:style style:name="P17" style:family="paragraph" style:parent-style-name="Text_20_body" style:list-style-name="L8">
      <style:paragraph-properties fo:margin-top="0cm" fo:margin-bottom="0cm" loext:contextual-spacing="false"/>
    </style:style>
    <style:style style:name="P18" style:family="paragraph" style:parent-style-name="Text_20_body" style:list-style-name="L9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ystem Architecture Documentation</text:h>
      <text:h text:style-name="Heading_20_2" text:outline-level="2">Overview</text:h>
      <text:p text:style-name="Text_20_body">This document outlines the architecture of the system, detailing its components, interactions, and deployment strategy. The system consists of a React frontend, a Node.js backend, and a MySQL database for managing users, complaints, subscriptions, and administrative controls.</text:p>
      <text:h text:style-name="Heading_20_2" text:outline-level="2"><text:span text:style-name="Strong_20_Emphasis">Architecture Diagram</text:span></text:h>
      <text:list xml:id="list2344736154" text:style-name="L1">
        <text:list-item>
          <text:p text:style-name="P10"><text:span text:style-name="Strong_20_Emphasis">Frontend:</text:span> React.js </text:p>
        </text:list-item>
        <text:list-item>
          <text:p text:style-name="P10"><text:span text:style-name="Strong_20_Emphasis">Backend:</text:span> Node.js with Express.js </text:p>
        </text:list-item>
        <text:list-item>
          <text:p text:style-name="P10"><text:span text:style-name="Strong_20_Emphasis">Database:</text:span> MySQL </text:p>
        </text:list-item>
        <text:list-item>
          <text:p text:style-name="P10"><text:span text:style-name="Strong_20_Emphasis">Authentication:</text:span> JSON Web Token (JWT) </text:p>
        </text:list-item>
        <text:list-item>
          <text:p text:style-name="P1"><text:span text:style-name="Strong_20_Emphasis">Hosting:</text:span> Cloud or Shared Hosting (e.g., AWS, Vercel, or cPanel) </text:p>
        </text:list-item>
      </text:list>
      <text:h text:style-name="Heading_20_2" text:outline-level="2"><text:span text:style-name="Strong_20_Emphasis">Components and Their Responsibilities</text:span></text:h>
      <text:h text:style-name="Heading_20_3" text:outline-level="3">1. <text:span text:style-name="Strong_20_Emphasis">Frontend (React.js)</text:span></text:h>
      <text:list xml:id="list688583092" text:style-name="L2">
        <text:list-item>
          <text:p text:style-name="P11">Provides a user interface for customers, admins, and master admins. </text:p>
        </text:list-item>
        <text:list-item>
          <text:p text:style-name="P11">Manages authentication, form submissions, and API requests. </text:p>
        </text:list-item>
        <text:list-item>
          <text:p text:style-name="P2">Displays complaint statuses and user subscriptions. </text:p>
        </text:list-item>
      </text:list>
      <text:h text:style-name="Heading_20_3" text:outline-level="3">2. <text:span text:style-name="Strong_20_Emphasis">Backend (Node.js + Express.js)</text:span></text:h>
      <text:list xml:id="list4075106395" text:style-name="L3">
        <text:list-item>
          <text:p text:style-name="P12">Handles business logic and processes API requests. </text:p>
        </text:list-item>
        <text:list-item>
          <text:p text:style-name="P12">Manages user authentication, complaint submissions, and admin privileges. </text:p>
        </text:list-item>
        <text:list-item>
          <text:p text:style-name="P3">Securely interacts with the database. </text:p>
        </text:list-item>
      </text:list>
      <text:h text:style-name="Heading_20_3" text:outline-level="3">3. <text:span text:style-name="Strong_20_Emphasis">Database (MySQL)</text:span></text:h>
      <text:list xml:id="list2352754378" text:style-name="L4">
        <text:list-item>
          <text:p text:style-name="P13">Stores user details, complaint records, and admin information. </text:p>
        </text:list-item>
        <text:list-item>
          <text:p text:style-name="P4">Ensures data integrity and quick retrieval. </text:p>
        </text:list-item>
      </text:list>
      <text:h text:style-name="Heading_20_3" text:outline-level="3">4. <text:span text:style-name="Strong_20_Emphasis">Authentication &amp; Authorization</text:span></text:h>
      <text:list xml:id="list2889674692" text:style-name="L5">
        <text:list-item>
          <text:p text:style-name="P14">JWT-based authentication for secure access. </text:p>
        </text:list-item>
        <text:list-item>
          <text:p text:style-name="P5">Role-based authorization for different access levels (Users, Admins, Master Admins). </text:p>
        </text:list-item>
      </text:list>
      <text:h text:style-name="Heading_20_3" text:outline-level="3">5. <text:span text:style-name="Strong_20_Emphasis">Deployment Strategy</text:span></text:h>
      <text:list xml:id="list4075007274" text:style-name="L6">
        <text:list-item>
          <text:p text:style-name="P15"><text:span text:style-name="Strong_20_Emphasis">Frontend:</text:span> Hosted on Vercel, Netlify, or shared hosting. </text:p>
        </text:list-item>
        <text:list-item>
          <text:p text:style-name="P15"><text:span text:style-name="Strong_20_Emphasis">Backend:</text:span> Hosted on AWS EC2, DigitalOcean, or a shared hosting server (cPanel with Node.js support). </text:p>
        </text:list-item>
        <text:list-item>
          <text:p text:style-name="P6"><text:span text:style-name="Strong_20_Emphasis">Database:</text:span> Deployed on a managed MySQL instance (e.g., AWS RDS, DigitalOcean Managed MySQL). </text:p>
        </text:list-item>
      </text:list>
      <text:h text:style-name="Heading_20_2" text:outline-level="2"><text:soft-page-break/><text:span text:style-name="Strong_20_Emphasis">System Workflow</text:span></text:h>
      <text:list xml:id="list2667293339" text:style-name="L7">
        <text:list-item>
          <text:p text:style-name="P16"><text:span text:style-name="Strong_20_Emphasis">User Access</text:span> </text:p>
          <text:list>
            <text:list-item>
              <text:p text:style-name="P16">Users register and log in via the frontend. </text:p>
            </text:list-item>
            <text:list-item>
              <text:p text:style-name="P16">A token is issued and stored for authentication. </text:p>
            </text:list-item>
          </text:list>
        </text:list-item>
        <text:list-item>
          <text:p text:style-name="P16"><text:span text:style-name="Strong_20_Emphasis">Complaint Submission</text:span> </text:p>
          <text:list>
            <text:list-item>
              <text:p text:style-name="P16">Users submit complaints through the frontend. </text:p>
            </text:list-item>
            <text:list-item>
              <text:p text:style-name="P16">The backend validates and stores complaints in the database. </text:p>
            </text:list-item>
          </text:list>
        </text:list-item>
        <text:list-item>
          <text:p text:style-name="P16"><text:span text:style-name="Strong_20_Emphasis">Admin &amp; Master Admin Actions</text:span> </text:p>
          <text:list>
            <text:list-item>
              <text:p text:style-name="P16">Admins update complaint statuses. </text:p>
            </text:list-item>
            <text:list-item>
              <text:p text:style-name="P7">Master Admins manage admins and users. </text:p>
            </text:list-item>
          </text:list>
        </text:list-item>
      </text:list>
      <text:h text:style-name="Heading_20_2" text:outline-level="2"><text:span text:style-name="Strong_20_Emphasis">Security Considerations</text:span></text:h>
      <text:list xml:id="list4147092994" text:style-name="L8">
        <text:list-item>
          <text:p text:style-name="P17">Secure password storage with hashing. </text:p>
        </text:list-item>
        <text:list-item>
          <text:p text:style-name="P17">JWT expiration and refresh mechanisms. </text:p>
        </text:list-item>
        <text:list-item>
          <text:p text:style-name="P8">Input validation to prevent SQL injection and XSS attacks. </text:p>
        </text:list-item>
      </text:list>
      <text:h text:style-name="Heading_20_2" text:outline-level="2"><text:span text:style-name="Strong_20_Emphasis">Scalability &amp; Future Enhancements</text:span></text:h>
      <text:list xml:id="list3484918805" text:style-name="L9">
        <text:list-item>
          <text:p text:style-name="P18">Migration to a cloud-based MySQL service for enhanced performance. </text:p>
        </text:list-item>
        <text:list-item>
          <text:p text:style-name="P18">Implementing a microservices architecture for modularity. </text:p>
        </text:list-item>
        <text:list-item>
          <text:p text:style-name="P9">Adding caching mechanisms using Redis for performance optimization. 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6T09:05:20.469766362</meta:creation-date>
    <dc:date>2025-02-16T09:05:52.205366516</dc:date>
    <meta:editing-duration>PT32S</meta:editing-duration>
    <meta:editing-cycles>1</meta:editing-cycles>
    <meta:document-statistic meta:table-count="0" meta:image-count="0" meta:object-count="0" meta:page-count="2" meta:paragraph-count="46" meta:word-count="329" meta:character-count="2270" meta:non-whitespace-character-count="1987"/>
    <meta:generator>LibreOffice/6.4.7.2$Linux_X86_64 LibreOffice_project/40$Build-2</meta:generator>
  </office:meta>
</office:document-meta>
</file>